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Une superbe adaptation du Petit Prince, illustrée de main de maître par le créateur des aventures de Petit Vampire, rendant parfaitement justice à la fragilité du héros, à l'intensité dramatique du conte philosophique empreint de mystère. Un des récits les plus appréciés de la littérature jeunesse du 20e siècle, rédigé ici entre phylactères de la plume manuscrite du bédéiste françai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3T15:18:48.283000000</dc:date>
    <meta:editing-duration>PT11S</meta:editing-duration>
    <meta:editing-cycles>2</meta:editing-cycles>
    <meta:generator>LibreOffice/7.3.7.2$Windows_X86_64 LibreOffice_project/e114eadc50a9ff8d8c8a0567d6da8f454beeb84f</meta:generator>
    <meta:document-statistic meta:table-count="0" meta:image-count="0" meta:object-count="0" meta:page-count="1" meta:paragraph-count="1" meta:word-count="60" meta:character-count="388" meta:non-whitespace-character-count="328"/>
  </office:meta>
</office:document-meta>
</file>